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WenQuanYi Micro Hei" svg:font-family="'WenQuanYi Micro He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ize="13pt" style:text-underline-style="none" fo:font-weight="normal" officeooo:rsid="001b8937" officeooo:paragraph-rsid="001fc984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size="13pt" style:text-underline-style="none" fo:font-weight="normal" officeooo:rsid="0020e727" officeooo:paragraph-rsid="0020e727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12pt" officeooo:paragraph-rsid="0020fa2a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0000cc" style:font-name="Liberation Serif" fo:font-size="12pt" style:text-underline-style="none" fo:font-weight="bold" officeooo:paragraph-rsid="000505e4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cc" style:font-name="Liberation Serif" fo:font-size="12pt" style:text-underline-style="solid" style:text-underline-width="auto" style:text-underline-color="font-color" fo:font-weight="bold" officeooo:paragraph-rsid="000505e4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erif" fo:font-size="12pt" officeooo:paragraph-rsid="000505e4" style:font-size-asian="12pt" style:font-size-complex="12pt"/>
    </style:style>
    <style:style style:name="P7" style:family="paragraph" style:parent-style-name="Standard">
      <style:text-properties style:font-name="Liberation Serif" fo:font-size="12pt" officeooo:rsid="0023c008" officeooo:paragraph-rsid="00055a84" style:font-size-asian="12pt" style:font-size-complex="12pt"/>
    </style:style>
    <style:style style:name="P8" style:family="paragraph" style:parent-style-name="Standard">
      <style:text-properties fo:color="#ff0000" style:font-name="Liberation Serif" fo:font-size="12pt" style:text-underline-style="solid" style:text-underline-width="auto" style:text-underline-color="font-color" fo:font-weight="bold" officeooo:rsid="00232dc6" officeooo:paragraph-rsid="000505e4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055a84"/>
    </style:style>
    <style:style style:name="P10" style:family="paragraph" style:parent-style-name="Standard">
      <style:paragraph-properties fo:text-align="start" style:justify-single-word="false"/>
      <style:text-properties officeooo:paragraph-rsid="001fc984"/>
    </style:style>
    <style:style style:name="P11" style:family="paragraph" style:parent-style-name="Standard">
      <style:paragraph-properties fo:text-align="start" style:justify-single-word="false"/>
      <style:text-properties officeooo:paragraph-rsid="0020e727"/>
    </style:style>
    <style:style style:name="P12" style:family="paragraph" style:parent-style-name="Standard">
      <style:paragraph-properties fo:text-align="start" style:justify-single-word="false"/>
      <style:text-properties officeooo:paragraph-rsid="0020fa2a"/>
    </style:style>
    <style:style style:name="P13" style:family="paragraph" style:parent-style-name="Standard">
      <style:text-properties officeooo:rsid="000136c9" officeooo:paragraph-rsid="000d31d2"/>
    </style:style>
    <style:style style:name="P14" style:family="paragraph" style:parent-style-name="Standard">
      <style:paragraph-properties fo:text-align="start" style:justify-single-word="false"/>
      <style:text-properties officeooo:rsid="0020e727" officeooo:paragraph-rsid="0020e727"/>
    </style:style>
    <style:style style:name="P15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officeooo:paragraph-rsid="00174ee3"/>
    </style:style>
    <style:style style:name="P16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fo:color="#ff0000" style:font-name="Liberation Serif1" fo:font-size="12pt" fo:language="en" fo:country="IN" style:text-underline-style="solid" style:text-underline-width="auto" style:text-underline-color="font-color" fo:font-weight="bold" officeooo:rsid="0024a3f4" officeooo:paragraph-rsid="00174ee3" style:font-name-asian="WenQuanYi Micro Hei" style:font-size-asian="12pt" style:language-asian="zh" style:country-asian="CN" style:font-weight-asian="bold" style:font-name-complex="Liberation Serif2" style:font-size-complex="12pt" style:language-complex="hi" style:country-complex="IN" style:font-weight-complex="bold"/>
    </style:style>
    <style:style style:name="P17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style:font-name="Liberation Serif" fo:font-size="12pt" officeooo:rsid="003495be" officeooo:paragraph-rsid="00055a84" style:font-size-asian="12pt" style:font-size-complex="12pt"/>
    </style:style>
    <style:style style:name="P18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style:font-name="Liberation Serif" fo:font-size="12pt" officeooo:rsid="00217064" officeooo:paragraph-rsid="00217064" style:font-size-asian="12pt" style:font-size-complex="12pt"/>
    </style:style>
    <style:style style:name="P19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style:font-name="Liberation Serif" fo:font-size="12pt" officeooo:rsid="00217064" officeooo:paragraph-rsid="00230d5b" style:font-size-asian="12pt" style:font-size-complex="12pt"/>
    </style:style>
    <style:style style:name="P20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fo:color="#000000" style:font-name="Liberation Serif" fo:font-size="12pt" style:text-underline-style="none" officeooo:rsid="0028d4b7" officeooo:paragraph-rsid="0021132f" style:font-size-asian="12pt" style:font-size-complex="12pt"/>
    </style:style>
    <style:style style:name="P21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fo:color="#000000" style:font-name="Liberation Serif" fo:font-size="12pt" officeooo:rsid="002e0154" officeooo:paragraph-rsid="00230d5b" style:font-size-asian="12pt" style:font-size-complex="12pt"/>
    </style:style>
    <style:style style:name="P22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fo:color="#000000" style:font-name="Liberation Serif" fo:font-size="12pt" officeooo:rsid="00230d5b" officeooo:paragraph-rsid="00230d5b" style:font-size-asian="12pt" style:font-size-complex="12pt"/>
    </style:style>
    <style:style style:name="P23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fo:color="#000000" style:font-name="Liberation Serif" fo:font-size="12pt" officeooo:rsid="00230d5b" officeooo:paragraph-rsid="00243afa" style:font-size-asian="12pt" style:font-size-complex="12pt"/>
    </style:style>
    <style:style style:name="P24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fo:color="#000000" officeooo:rsid="0025edda" officeooo:paragraph-rsid="0021132f"/>
    </style:style>
    <style:style style:name="P25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fo:color="#000000" officeooo:rsid="002e0154" officeooo:paragraph-rsid="00230d5b"/>
    </style:style>
    <style:style style:name="P26" style:family="paragraph" style:parent-style-name="Standard">
      <style:paragraph-properties fo:text-align="start" style:justify-single-word="false"/>
      <style:text-properties fo:font-size="13pt" style:text-underline-style="none" fo:font-weight="normal" officeooo:paragraph-rsid="001fc984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3pt" style:text-underline-style="none" fo:font-weight="normal" officeooo:paragraph-rsid="0020e727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3pt" officeooo:paragraph-rsid="0020e727" style:font-size-asian="13pt" style:font-size-complex="13pt"/>
    </style:style>
    <style:style style:name="P29" style:family="paragraph" style:parent-style-name="Standard">
      <style:paragraph-properties fo:text-align="start" style:justify-single-word="false"/>
      <style:text-properties fo:color="#000000" fo:font-size="13pt" style:text-underline-style="none" fo:font-weight="normal" officeooo:paragraph-rsid="0020e727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3pt" style:text-underline-style="none" fo:font-weight="normal" officeooo:rsid="0020e727" officeooo:paragraph-rsid="0020e727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fo:color="#000000" style:font-name="Liberation Serif" fo:font-size="12pt" style:text-underline-style="none" fo:font-weight="normal" officeooo:rsid="00196f5e" officeooo:paragraph-rsid="0021132f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officeooo:paragraph-rsid="00279510"/>
    </style:style>
    <style:style style:name="T1" style:family="text">
      <style:text-properties officeooo:rsid="0023e4a5"/>
    </style:style>
    <style:style style:name="T2" style:family="text">
      <style:text-properties fo:color="#000000" style:text-underline-style="none"/>
    </style:style>
    <style:style style:name="T3" style:family="text">
      <style:text-properties fo:color="#000000" style:text-underline-style="none" officeooo:rsid="0028d4b7"/>
    </style:style>
    <style:style style:name="T4" style:family="text">
      <style:text-properties fo:color="#000000" style:text-underline-style="none" officeooo:rsid="002d4f5f"/>
    </style:style>
    <style:style style:name="T5" style:family="text">
      <style:text-properties fo:color="#000000" style:text-underline-style="none" officeooo:rsid="002e0154"/>
    </style:style>
    <style:style style:name="T6" style:family="text">
      <style:text-properties fo:color="#000000" style:text-underline-style="none" officeooo:rsid="0035312f"/>
    </style:style>
    <style:style style:name="T7" style:family="text">
      <style:text-properties fo:color="#000000" style:text-underline-style="none" officeooo:rsid="00230d5b"/>
    </style:style>
    <style:style style:name="T8" style:family="text">
      <style:text-properties fo:color="#000000" style:text-underline-style="none" officeooo:rsid="002877cd"/>
    </style:style>
    <style:style style:name="T9" style:family="text">
      <style:text-properties fo:color="#000000" fo:font-size="12pt" style:font-size-asian="12pt" style:font-size-complex="12pt"/>
    </style:style>
    <style:style style:name="T10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color="#000000" fo:font-size="12pt" style:text-underline-style="none" fo:font-weight="normal" officeooo:rsid="000ac206" style:font-size-asian="12pt" style:font-weight-asian="normal" style:font-size-complex="12pt" style:font-weight-complex="normal"/>
    </style:style>
    <style:style style:name="T12" style:family="text"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T13" style:family="text">
      <style:text-properties fo:color="#000000" fo:font-size="13pt" style:text-underline-style="none" fo:font-weight="normal" officeooo:rsid="0020e727" style:font-size-asian="13pt" style:font-weight-asian="normal" style:font-size-complex="13pt" style:font-weight-complex="normal"/>
    </style:style>
    <style:style style:name="T14" style:family="text">
      <style:text-properties fo:color="#000000" fo:font-size="13pt" style:text-underline-style="none" fo:font-weight="normal" officeooo:rsid="0025226a" style:font-size-asian="13pt" style:font-weight-asian="normal" style:font-size-complex="13pt" style:font-weight-complex="normal"/>
    </style:style>
    <style:style style:name="T15" style:family="text">
      <style:text-properties fo:color="#000000" fo:font-size="13pt" style:text-underline-style="none" fo:font-weight="normal" officeooo:rsid="0026d50d" style:font-size-asian="13pt" style:font-weight-asian="normal" style:font-size-complex="13pt" style:font-weight-complex="normal"/>
    </style:style>
    <style:style style:name="T16" style:family="text">
      <style:text-properties fo:color="#000000" fo:font-size="13pt" style:text-underline-style="none" fo:font-weight="normal" officeooo:rsid="00279510" style:font-size-asian="13pt" style:font-weight-asian="normal" style:font-size-complex="13pt" style:font-weight-complex="normal"/>
    </style:style>
    <style:style style:name="T17" style:family="text">
      <style:text-properties fo:color="#000000" fo:font-size="13pt" style:font-size-asian="13pt" style:font-size-complex="13pt"/>
    </style:style>
    <style:style style:name="T18" style:family="text">
      <style:text-properties fo:color="#000000" fo:font-size="13pt" officeooo:rsid="00279510" style:font-size-asian="13pt" style:font-size-complex="13pt"/>
    </style:style>
    <style:style style:name="T19" style:family="text">
      <style:text-properties fo:color="#ff0000" style:font-name="Liberation Serif" fo:font-size="12pt" style:text-underline-style="solid" style:text-underline-width="auto" style:text-underline-color="font-color" fo:font-weight="bold" officeooo:rsid="0023e4a5" style:font-size-asian="12pt" style:font-weight-asian="bold" style:font-size-complex="12pt" style:font-weight-complex="bold"/>
    </style:style>
    <style:style style:name="T20" style:family="text">
      <style:text-properties fo:color="#ff0000" style:font-name="Liberation Serif" fo:font-size="12pt" style:text-underline-style="solid" style:text-underline-width="auto" style:text-underline-color="font-color" fo:font-weight="bold" officeooo:rsid="00232dc6" style:font-size-asian="12pt" style:font-weight-asian="bold" style:font-size-complex="12pt" style:font-weight-complex="bold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35312f"/>
    </style:style>
    <style:style style:name="T23" style:family="text">
      <style:text-properties style:text-underline-style="none" officeooo:rsid="002e0154"/>
    </style:style>
    <style:style style:name="T24" style:family="text">
      <style:text-properties style:text-underline-style="none" officeooo:rsid="0028d4b7"/>
    </style:style>
    <style:style style:name="T25" style:family="text">
      <style:text-properties style:text-underline-style="none" officeooo:rsid="00243afa"/>
    </style:style>
    <style:style style:name="T26" style:family="text">
      <style:text-properties style:text-underline-style="none" officeooo:rsid="002877cd"/>
    </style:style>
    <style:style style:name="T27" style:family="text">
      <style:text-properties officeooo:rsid="000c4996"/>
    </style:style>
    <style:style style:name="T28" style:family="text">
      <style:text-properties officeooo:rsid="00192646"/>
    </style:style>
    <style:style style:name="T29" style:family="text">
      <style:text-properties style:font-name="Liberation Serif" fo:font-size="12pt" style:text-underline-style="none" style:font-size-asian="12pt" style:font-size-complex="12pt"/>
    </style:style>
    <style:style style:name="T30" style:family="text">
      <style:text-properties style:font-name="Liberation Serif" fo:font-size="12pt" style:text-underline-style="none" officeooo:rsid="0024a3f4" style:font-size-asian="12pt" style:font-size-complex="12pt"/>
    </style:style>
    <style:style style:name="T31" style:family="text">
      <style:text-properties officeooo:rsid="001fc984"/>
    </style:style>
    <style:style style:name="T32" style:family="text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T33" style:family="text">
      <style:text-properties fo:font-size="13pt" style:text-underline-style="none" fo:font-weight="normal" officeooo:rsid="001fc984" style:font-size-asian="13pt" style:font-weight-asian="normal" style:font-size-complex="13pt" style:font-weight-complex="normal"/>
    </style:style>
    <style:style style:name="T34" style:family="text">
      <style:text-properties fo:font-size="13pt" style:font-size-asian="13pt" style:font-size-complex="13pt"/>
    </style:style>
    <style:style style:name="T35" style:family="text">
      <style:text-properties fo:font-size="13pt" officeooo:rsid="0020e727" style:font-size-asian="13pt" style:font-size-complex="13pt"/>
    </style:style>
    <style:style style:name="T36" style:family="text">
      <style:text-properties fo:font-size="13pt" officeooo:rsid="00279510" style:font-size-asian="13pt" style:font-size-complex="13pt"/>
    </style:style>
    <style:style style:name="T37" style:family="text">
      <style:text-properties officeooo:rsid="0020fa2a"/>
    </style:style>
    <style:style style:name="T38" style:family="text">
      <style:text-properties officeooo:rsid="0021132f"/>
    </style:style>
    <style:style style:name="T39" style:family="text">
      <style:text-properties officeooo:rsid="0035312f"/>
    </style:style>
    <style:style style:name="T40" style:family="text">
      <style:text-properties officeooo:rsid="0026d50d"/>
    </style:style>
    <style:style style:name="T41" style:family="text">
      <style:text-properties officeooo:rsid="00279510"/>
    </style:style>
    <style:style style:name="T42" style:family="text">
      <style:text-properties officeooo:rsid="002877cd"/>
    </style:style>
    <style:style style:name="T43" style:family="text">
      <style:text-properties officeooo:rsid="0028ea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/>Paper-<text:span text:style-name="T43">11</text:span></text:p>
      <text:p text:style-name="P5">_________________________________________________________________________________</text:p>
      <text:p text:style-name="P6"/>
      <text:p text:style-name="P8"><text:span text:style-name="T1">O</text:span>bjective questions:</text:p>
      <text:p text:style-name="P8"/>
      <text:p text:style-name="P10"><text:span text:style-name="T33">1)</text:span><text:span text:style-name="T32"><text:tab/>#include&lt;stdio.h&gt;</text:span></text:p>
      <text:p text:style-name="P26"><text:tab/>main()</text:p>
      <text:p text:style-name="P26"><text:tab/>{</text:p>
      <text:p text:style-name="P26"><text:tab/><text:tab/><text:span text:style-name="T40">static</text:span> int i=10;</text:p>
      <text:p text:style-name="P26"><text:tab/><text:tab/>int *ptr;</text:p>
      <text:p text:style-name="P26"><text:tab/><text:tab/>ptr=&amp;i;</text:p>
      <text:p text:style-name="P26"><text:tab/><text:tab/>printf("%d\n",*ptr);</text:p>
      <text:p text:style-name="P26"><text:tab/>}</text:p>
      <text:p text:style-name="P10"/>
      <text:p text:style-name="P10"><text:span text:style-name="T33">2</text:span><text:span text:style-name="T32">) <text:tab/> main()</text:span></text:p>
      <text:p text:style-name="P26"><text:tab/>{</text:p>
      <text:p text:style-name="P26"><text:tab/><text:tab/>static <text:span text:style-name="T40">auto </text:span>int i=5;</text:p>
      <text:p text:style-name="P26"><text:tab/><text:tab/>if(--i)</text:p>
      <text:p text:style-name="P26"><text:tab/><text:tab/>main();</text:p>
      <text:p text:style-name="P26"><text:tab/><text:tab/>printf("%d ",i);</text:p>
      <text:p text:style-name="P1"><text:tab/>}</text:p>
      <text:p text:style-name="P1"/>
      <text:p text:style-name="P2">3) <text:tab/>#include&lt;stdio.h&gt;</text:p>
      <text:p text:style-name="P27"><text:tab/>main()</text:p>
      <text:p text:style-name="P27"><text:tab/>{</text:p>
      <text:p text:style-name="P27"><text:tab/><text:tab/>int x=20;</text:p>
      <text:p text:style-name="P27"><text:tab/><text:tab/>{</text:p>
      <text:p text:style-name="P27"><text:tab/><text:tab/><text:tab/><text:span text:style-name="T40">x</text:span>=40;</text:p>
      <text:p text:style-name="P27"><text:tab/><text:tab/><text:tab/>printf("%d ",x);</text:p>
      <text:p text:style-name="P27"><text:tab/><text:tab/>}</text:p>
      <text:p text:style-name="P27"><text:tab/><text:tab/>printf("%d \n",x);</text:p>
      <text:p text:style-name="P2"><text:tab/>}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<text:span text:style-name="T35">4)</text:span><text:span text:style-name="T34"><text:tab/>#include&lt;stdio.h&gt;</text:span></text:p>
      <text:p text:style-name="P28"><text:s text:c="7"/><text:tab/>void f(char *);</text:p>
      <text:p text:style-name="P28"><text:s text:c="6"/><text:tab/> main()</text:p>
      <text:p text:style-name="P28"><text:s text:c="7"/><text:tab/>{</text:p>
      <text:p text:style-name="P28"><text:tab/>f("123");</text:p>
      <text:p text:style-name="P28"><text:tab/>}</text:p>
      <text:p text:style-name="P11"><text:span text:style-name="T35"><text:tab/></text:span><text:span text:style-name="T34">void f(char a[])</text:span></text:p>
      <text:p text:style-name="P28"><text:tab/>{</text:p>
      <text:p text:style-name="P28"><text:tab/>if(a[1]=='\0')</text:p>
      <text:p text:style-name="P28"><text:tab/>return;</text:p>
      <text:p text:style-name="P28"><text:tab/>f(a+1);</text:p>
      <text:p text:style-name="P28"><text:tab/>f(a+1);</text:p>
      <text:p text:style-name="P28"><text:tab/>printf("%c ",a[1]);</text:p>
      <text:p text:style-name="P28"><text:tab/>printf("\n");</text:p>
      <text:p text:style-name="P2"><text:tab/>}</text:p>
      <text:p text:style-name="P2"/>
      <text:p text:style-name="P2">5) <text:s text:c="3"/><text:tab/>#include&lt;stdio.h&gt;</text:p>
      <text:p text:style-name="P29"><text:s text:c="7"/><text:tab/>main()</text:p>
      <text:p text:style-name="P29"><text:s text:c="7"/><text:tab/>{</text:p>
      <text:p text:style-name="P29"><text:tab/>char *str="This";</text:p>
      <text:p text:style-name="P11"><text:span text:style-name="T12"><text:s text:c="11"/></text:span><text:span text:style-name="T13">c</text:span><text:span text:style-name="T12">har *ptr="Program";</text:span></text:p>
      <text:p text:style-name="P29"><text:tab/>str=ptr;</text:p>
      <text:p text:style-name="P29"><text:tab/>printf("%s %s\n",str,ptr);</text:p>
      <text:p text:style-name="P2"><text:tab/>}</text:p>
      <text:p text:style-name="P11"/>
      <text:p text:style-name="P2">6) <text:s text:c="3"/>#include&lt;stdio.h&gt;</text:p>
      <text:p text:style-name="P29"><text:s text:c="7"/>main()</text:p>
      <text:p text:style-name="P29"><text:s text:c="7"/>{</text:p>
      <text:p text:style-name="P29"><text:tab/><text:span text:style-name="T40">float</text:span> a[2][3]</text:p>
      <text:p text:style-name="P29"><text:tab/>printf("%d ",sizeof(a));</text:p>
      <text:p text:style-name="P29"><text:tab/>printf("%d ",sizeof(a[1]));</text:p>
      <text:p text:style-name="P29"><text:tab/>printf("%d \n",sizeof(a[1][1]));</text:p>
      <text:p text:style-name="P2"><text:s text:c="7"/>}</text:p>
      <text:p text:style-name="P14"/>
      <text:p text:style-name="P2">7) <text:s text:c="3"/>#include&lt;stdio.h&gt;</text:p>
      <text:p text:style-name="P29"><text:s text:c="7"/>main()</text:p>
      <text:p text:style-name="P29"><text:s text:c="7"/>{</text:p>
      <text:p text:style-name="P29"><text:tab/>int arr[]={12,13,14,15,16};</text:p>
      <text:p text:style-name="P29"><text:tab/>printf("%d ,%d ,%d\n",sizeof(arr),sizeof(*arr),sizeof(arr[0]));</text:p>
      <text:p text:style-name="P2"><text:s text:c="6"/>}</text:p>
      <text:p text:style-name="P14"/>
      <text:p text:style-name="P14"/>
      <text:p text:style-name="P14"/>
      <text:p text:style-name="P14"/>
      <text:p text:style-name="P14"/>
      <text:p text:style-name="P2"><text:soft-page-break/>8) <text:s/>#include&lt;stdio.h&gt;</text:p>
      <text:p text:style-name="P29"><text:s text:c="6"/>main()</text:p>
      <text:p text:style-name="P29"><text:s text:c="6"/>{</text:p>
      <text:p text:style-name="P29"><text:tab/><text:tab/>int i=20<text:span text:style-name="T40">0</text:span>,j,k=<text:span text:style-name="T40">1</text:span>0;</text:p>
      <text:p text:style-name="P29"><text:tab/><text:tab/>for(j=1;j&lt;i;j=a+4*(i/j))</text:p>
      <text:p text:style-name="P29"><text:tab/><text:tab/>k+=j&lt;10?4:3;</text:p>
      <text:p text:style-name="P29"><text:tab/><text:tab/>printf("%d\n",k);</text:p>
      <text:p text:style-name="P2"><text:s text:c="6"/>}</text:p>
      <text:p text:style-name="P14"/>
      <text:p text:style-name="P2">9) <text:s text:c="4"/>#include&lt;stdio.h&gt;</text:p>
      <text:p text:style-name="P29"><text:s text:c="8"/>main()</text:p>
      <text:p text:style-name="P29"><text:s text:c="8"/>{</text:p>
      <text:p text:style-name="P29"><text:tab/><text:tab/>int i;</text:p>
      <text:p text:style-name="P29"><text:tab/><text:tab/>for(i=4;i&lt;10;i=i+2)</text:p>
      <text:p text:style-name="P29"><text:tab/><text:tab/>{</text:p>
      <text:p text:style-name="P29"><text:tab/><text:tab/><text:tab/>i=i-2<text:span text:style-name="T40">+2</text:span>;</text:p>
      <text:p text:style-name="P29"><text:tab/><text:tab/><text:tab/>printf("%d ",i);</text:p>
      <text:p text:style-name="P29"><text:tab/><text:tab/>}</text:p>
      <text:p text:style-name="P2"><text:s text:c="8"/>}</text:p>
      <text:p text:style-name="P2"/>
      <text:p text:style-name="P2">10) <text:s/>#include&lt;stdio.h&gt;</text:p>
      <text:p text:style-name="P29"><text:s text:c="7"/>#define MAX 100</text:p>
      <text:p text:style-name="P29"><text:s text:c="7"/>#define MIN 100</text:p>
      <text:p text:style-name="P29"><text:s text:c="8"/>main()</text:p>
      <text:p text:style-name="P29"><text:s text:c="8"/>{</text:p>
      <text:p text:style-name="P29"><text:tab/><text:tab/>int x=200;</text:p>
      <text:p text:style-name="P29"><text:s text:c="22"/><text:span text:style-name="T40">int y=200;</text:span></text:p>
      <text:p text:style-name="P29"><text:tab/><text:tab/>if(x&gt;MAX)</text:p>
      <text:p text:style-name="P29"><text:tab/><text:tab/>x=1;</text:p>
      <text:p text:style-name="P29"><text:tab/><text:tab/>else if(x&lt;MIN)</text:p>
      <text:p text:style-name="P29"><text:tab/><text:tab/>x=0;x=50;</text:p>
      <text:p text:style-name="P11"><text:span text:style-name="T12"><text:tab/><text:tab/></text:span><text:span text:style-name="T14">printf(“%d”,x</text:span><text:span text:style-name="T15">+y-y</text:span><text:span text:style-name="T14">);</text:span></text:p>
      <text:p text:style-name="P2"><text:s text:c="8"/>}</text:p>
      <text:p text:style-name="P13"><text:span text:style-name="T19">Theory</text:span><text:span text:style-name="T20"> questions:</text:span></text:p>
      <text:p text:style-name="P7"/>
      <text:p text:style-name="P3">1) <text:s/><text:span text:style-name="T34">What is the difference between </text:span><text:span text:style-name="T36">function</text:span><text:span text:style-name="T34"> and </text:span><text:span text:style-name="T36">string</text:span><text:span text:style-name="T34"> ?</text:span></text:p>
      <text:p text:style-name="P12"><text:span text:style-name="T9">2) <text:s/></text:span><text:span text:style-name="T12">Difference between </text:span><text:span text:style-name="T16">int</text:span><text:span text:style-name="T12"> </text:span><text:span text:style-name="T16">const</text:span><text:span text:style-name="T12"> *p, </text:span><text:span text:style-name="T16">const *</text:span><text:span text:style-name="T12"> const p, </text:span><text:span text:style-name="T16">int *</text:span><text:span text:style-name="T12"> </text:span><text:span text:style-name="T16">const</text:span><text:span text:style-name="T12"> p ?</text:span></text:p>
      <text:p text:style-name="P12"><text:span text:style-name="T9">3) <text:s/></text:span><text:span text:style-name="T17">What is </text:span><text:span text:style-name="T18">void pointer</text:span><text:span text:style-name="T17"> &amp; </text:span><text:span text:style-name="T18">null pointer</text:span><text:span text:style-name="T17"> and what is the difference ?</text:span></text:p>
      <text:p text:style-name="P12"><text:span text:style-name="T9">4) <text:s/></text:span><text:span text:style-name="T17">What is </text:span><text:span text:style-name="T18">structure padding ?</text:span></text:p>
      <text:p text:style-name="P9"><text:span text:style-name="T9">5) <text:s/></text:span>What is the use of the <text:span text:style-name="T41">gfunction pointer in c</text:span> ?</text:p>
      <text:p text:style-name="P9"><text:span text:style-name="T9">6) <text:s/></text:span>What is the difference between <text:span text:style-name="T28">structure </text:span>and <text:span text:style-name="T28">union</text:span>?</text:p>
      <text:p text:style-name="P9"><text:span text:style-name="T9">7) <text:s/></text:span>What is <text:s/><text:span text:style-name="T37">the application of structure ?</text:span></text:p>
      <text:p text:style-name="P9"><text:span text:style-name="T9">8) <text:s/></text:span>What is <text:s/><text:span text:style-name="T41">the merits of preprocessor ?</text:span></text:p>
      <text:p text:style-name="P32"><text:span text:style-name="T9">9) <text:s/></text:span>Wha<text:span text:style-name="T37">t is features of dma ?</text:span></text:p>
      <text:p text:style-name="P32"><text:span text:style-name="T11">10) </text:span>What is the difference between malloc() and calloc() ?<text:span text:style-name="T10"> <text:s/></text:span></text:p>
      <text:p text:style-name="P16"><text:soft-page-break/>Programming question:</text:p>
      <text:p text:style-name="P24"><text:span text:style-name="T29">1) <text:s/>Read 5 Strings in</text:span><text:span text:style-name="T30"> <text:s/></text:span><text:span text:style-name="T29">2D array, <text:s/>Create memory dynamicaly ?</text:span></text:p>
      <text:p text:style-name="P20">2) <text:s/><text:span text:style-name="T42">Delete</text:span> Particular element in a Intger array ?</text:p>
      <text:p text:style-name="P20">3) <text:s/>Print <text:span text:style-name="T42">Prime</text:span> number between 1 to 1000 ?</text:p>
      <text:p text:style-name="P20">4) <text:s/>Implement <text:span text:style-name="T42">mv</text:span> and <text:span text:style-name="T42">grep</text:span> command in files ?</text:p>
      <text:p text:style-name="P31">5) <text:s/>What is <text:span text:style-name="T42">a to i</text:span> ? Explain with exa<text:span text:style-name="T42">m</text:span>ple ?</text:p>
      <text:p text:style-name="P17"><text:span text:style-name="T38">6</text:span>) <text:s/><text:span text:style-name="T27">Write a C program to find the sum of digits using recursion?</text:span></text:p>
      <text:p text:style-name="P18">7<text:span text:style-name="T3">) <text:s/></text:span><text:span text:style-name="T2">Write a program to</text:span><text:span text:style-name="T3"> </text:span><text:span text:style-name="T2">i</text:span><text:span text:style-name="T3">mplement </text:span><text:span text:style-name="T4">Strnc</text:span><text:span text:style-name="T8">at</text:span><text:span text:style-name="T3"> and </text:span><text:span text:style-name="T4">Str</text:span><text:span text:style-name="T8">cmp</text:span><text:span text:style-name="T3">in </text:span><text:span text:style-name="T4">Strings</text:span><text:span text:style-name="T3"> ?</text:span></text:p>
      <text:p text:style-name="P19"><text:span text:style-name="T3">8</text:span><text:span text:style-name="T2">)</text:span><text:span text:style-name="T5"> <text:s/></text:span><text:span text:style-name="T6">Implement the Add </text:span><text:span text:style-name="T8">middle</text:span><text:span text:style-name="T6">?</text:span></text:p>
      <text:p text:style-name="P25"><text:s text:c="7"/><text:span text:style-name="T39">a) <text:s/>Add the node using add middle ?</text:span></text:p>
      <text:p text:style-name="P25"><text:s text:c="7"/><text:span text:style-name="T39">b) <text:s/>Display the node ?</text:span></text:p>
      <text:p text:style-name="P25"><text:s text:c="7"/><text:span text:style-name="T39">c) <text:s/>Reverse the links ?</text:span></text:p>
      <text:p text:style-name="P21"><text:span text:style-name="T21"><text:s text:c="7"/></text:span><text:span text:style-name="T22">d) <text:s/>Delete all the node ? </text:span></text:p>
      <text:p text:style-name="P22"><text:span text:style-name="T22">9</text:span><text:span text:style-name="T21">) </text:span><text:span text:style-name="T23">Write a C program to swap two number using </text:span><text:span text:style-name="T26">union</text:span><text:span text:style-name="T21"> </text:span><text:span text:style-name="T23">?</text:span></text:p>
      <text:p text:style-name="P23"><text:span text:style-name="T23">1</text:span><text:span text:style-name="T21">0) </text:span><text:span text:style-name="T24"><text:s/></text:span><text:span text:style-name="T25">Write a C program t</text:span><text:span text:style-name="T23">o Reverse the word in a given string at run time ?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WenQuanYi Micro Hei" svg:font-family="'WenQuanYi Micro He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00:13:57.849937102</meta:creation-date>
    <dc:date>2020-04-09T06:41:21.880510625</dc:date>
    <meta:editing-duration>PT1H57M3S</meta:editing-duration>
    <meta:editing-cycles>43</meta:editing-cycles>
    <meta:generator>LibreOffice/4.2.8.2$Linux_x86 LibreOffice_project/420m0$Build-2</meta:generator>
    <meta:document-statistic meta:table-count="0" meta:image-count="0" meta:object-count="0" meta:page-count="4" meta:paragraph-count="122" meta:word-count="377" meta:character-count="2620" meta:non-whitespace-character-count="2002"/>
  </office:meta>
</office:document-meta>
</file>